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8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7.135cm"/>
    </style:style>
    <style:style style:name="co8" style:family="table-column">
      <style:table-column-properties fo:break-before="auto" style:column-width="6.699cm"/>
    </style:style>
    <style:style style:name="co9" style:family="table-column">
      <style:table-column-properties fo:break-before="auto" style:column-width="4.96cm"/>
    </style:style>
    <style:style style:name="ro3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cccccc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WorkProgress" table:style-name="ta1">
        <office:forms form:automatic-focus="false" form:apply-design-mode="false"/>
        <table:table-column table:style-name="co3" table:default-cell-style-name="ce2"/>
        <table:table-column table:style-name="co4" table:default-cell-style-name="ce4"/>
        <table:table-column table:style-name="co5" table:default-cell-style-name="ce11"/>
        <table:table-column table:style-name="co8" table:default-cell-style-name="ce11"/>
        <table:table-column table:style-name="co9" table:number-columns-repeated="1020" table:default-cell-style-name="ce11"/>
        <table:table-row table:style-name="ro2">
          <table:table-cell table:style-name="ce1" office:value-type="string" calcext:value-type="string">
            <text:p>Day </text:p>
          </table:table-cell>
          <table:table-cell table:style-name="ce3" office:value-type="string" calcext:value-type="string">
            <text:p>WeekDay</text:p>
          </table:table-cell>
          <table:table-cell table:style-name="ce1" office:value-type="string" calcext:value-type="string">
            <text:p>Work to Done</text:p>
          </table:table-cell>
          <table:table-cell table:style-name="ce1" office:value-type="string" calcext:value-type="string">
            <text:p>Work Completed</text:p>
          </table:table-cell>
          <table:table-cell table:style-name="ce1" table:number-columns-repeated="1020"/>
        </table:table-row>
        <table:table-row table:style-name="ro4">
          <table:table-cell office:value-type="string" calcext:value-type="string">
            <text:p>Day 1</text:p>
          </table:table-cell>
          <table:table-cell office:value-type="date" office:date-value="2024-04-22" calcext:value-type="date">
            <text:p>22/04/24</text:p>
          </table:table-cell>
          <table:table-cell office:value-type="string" calcext:value-type="string">
            <text:p>1. JavaScript Variables.</text:p>
            <text:p>2. JavaScript Iterator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y 2</text:p>
          </table:table-cell>
          <table:table-cell table:formula="of:=IF(WEEKDAY([.B2]; 2) = 5; [.B2] + 3; IF(WEEKDAY([.B2]; 2) = 6; [.B2] + 2; [.B2] + 1))" office:value-type="date" office:date-value="2024-04-23" calcext:value-type="date">
            <text:p>23/04/24</text:p>
          </table:table-cell>
          <table:table-cell office:value-type="string" calcext:value-type="string">
            <text:p><text:s/>JavaScript Conditionals and Array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y 3</text:p>
          </table:table-cell>
          <table:table-cell table:formula="of:=IF(WEEKDAY([.B3]; 2) = 5; [.B3] + 3; IF(WEEKDAY([.B3]; 2) = 6; [.B3] + 2; [.B3] + 1))" office:value-type="date" office:date-value="2024-04-24" calcext:value-type="date">
            <text:p>24/04/24</text:p>
          </table:table-cell>
          <table:table-cell office:value-type="string" calcext:value-type="string">
            <text:p>Array in Js and its method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y 4</text:p>
          </table:table-cell>
          <table:table-cell table:formula="of:=IF(WEEKDAY([.B4]; 2) = 5; [.B4] + 3; IF(WEEKDAY([.B4]; 2) = 6; [.B4] + 2; [.B4] + 1))" office:value-type="date" office:date-value="2024-04-25" calcext:value-type="date">
            <text:p>25/04/24</text:p>
          </table:table-cell>
          <table:table-cell office:value-type="string" calcext:value-type="string">
            <text:p>String in Js and its method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ay 5</text:p>
          </table:table-cell>
          <table:table-cell table:formula="of:=IF(WEEKDAY([.B5]; 2) = 5; [.B5] + 3; IF(WEEKDAY([.B5]; 2) = 6; [.B5] + 2; [.B5] + 1))" office:value-type="date" office:date-value="2024-04-26" calcext:value-type="date">
            <text:p>26/04/24</text:p>
          </table:table-cell>
          <table:table-cell office:value-type="string" calcext:value-type="string">
            <text:p>Functions and its types in j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ay 6</text:p>
          </table:table-cell>
          <table:table-cell table:formula="of:=IF(WEEKDAY([.B6]; 2) = 5; [.B6] + 3; IF(WEEKDAY([.B6]; 2) = 6; [.B6] + 2; [.B6] + 1))" office:value-type="date" office:date-value="2024-04-29" calcext:value-type="date">
            <text:p>29/04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7</text:p>
          </table:table-cell>
          <table:table-cell table:formula="of:=IF(WEEKDAY([.B7]; 2) = 5; [.B7] + 3; IF(WEEKDAY([.B7]; 2) = 6; [.B7] + 2; [.B7] + 1))" office:value-type="date" office:date-value="2024-04-30" calcext:value-type="date">
            <text:p>30/04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8</text:p>
          </table:table-cell>
          <table:table-cell table:formula="of:=IF(WEEKDAY([.B8]; 2) = 5; [.B8] + 3; IF(WEEKDAY([.B8]; 2) = 6; [.B8] + 2; [.B8] + 1))" office:value-type="date" office:date-value="2024-05-01" calcext:value-type="date">
            <text:p>01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9</text:p>
          </table:table-cell>
          <table:table-cell table:formula="of:=IF(WEEKDAY([.B9]; 2) = 5; [.B9] + 3; IF(WEEKDAY([.B9]; 2) = 6; [.B9] + 2; [.B9] + 1))" office:value-type="date" office:date-value="2024-05-02" calcext:value-type="date">
            <text:p>02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10</text:p>
          </table:table-cell>
          <table:table-cell table:formula="of:=IF(WEEKDAY([.B10]; 2) = 5; [.B10] + 3; IF(WEEKDAY([.B10]; 2) = 6; [.B10] + 2; [.B10] + 1))" office:value-type="date" office:date-value="2024-05-03" calcext:value-type="date">
            <text:p>03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11</text:p>
          </table:table-cell>
          <table:table-cell table:formula="of:=IF(WEEKDAY([.B11]; 2) = 5; [.B11] + 3; IF(WEEKDAY([.B11]; 2) = 6; [.B11] + 2; [.B11] + 1))" office:value-type="date" office:date-value="2024-05-06" calcext:value-type="date">
            <text:p>06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12</text:p>
          </table:table-cell>
          <table:table-cell table:formula="of:=IF(WEEKDAY([.B12]; 2) = 5; [.B12] + 3; IF(WEEKDAY([.B12]; 2) = 6; [.B12] + 2; [.B12] + 1))" office:value-type="date" office:date-value="2024-05-07" calcext:value-type="date">
            <text:p>07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13</text:p>
          </table:table-cell>
          <table:table-cell table:formula="of:=IF(WEEKDAY([.B13]; 2) = 5; [.B13] + 3; IF(WEEKDAY([.B13]; 2) = 6; [.B13] + 2; [.B13] + 1))" office:value-type="date" office:date-value="2024-05-08" calcext:value-type="date">
            <text:p>08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14</text:p>
          </table:table-cell>
          <table:table-cell table:formula="of:=IF(WEEKDAY([.B14]; 2) = 5; [.B14] + 3; IF(WEEKDAY([.B14]; 2) = 6; [.B14] + 2; [.B14] + 1))" office:value-type="date" office:date-value="2024-05-09" calcext:value-type="date">
            <text:p>09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15</text:p>
          </table:table-cell>
          <table:table-cell table:formula="of:=IF(WEEKDAY([.B15]; 2) = 5; [.B15] + 3; IF(WEEKDAY([.B15]; 2) = 6; [.B15] + 2; [.B15] + 1))" office:value-type="date" office:date-value="2024-05-10" calcext:value-type="date">
            <text:p>10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16</text:p>
          </table:table-cell>
          <table:table-cell table:formula="of:=IF(WEEKDAY([.B16]; 2) = 5; [.B16] + 3; IF(WEEKDAY([.B16]; 2) = 6; [.B16] + 2; [.B16] + 1))" office:value-type="date" office:date-value="2024-05-13" calcext:value-type="date">
            <text:p>13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17</text:p>
          </table:table-cell>
          <table:table-cell table:formula="of:=IF(WEEKDAY([.B17]; 2) = 5; [.B17] + 3; IF(WEEKDAY([.B17]; 2) = 6; [.B17] + 2; [.B17] + 1))" office:value-type="date" office:date-value="2024-05-14" calcext:value-type="date">
            <text:p>14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18</text:p>
          </table:table-cell>
          <table:table-cell table:formula="of:=IF(WEEKDAY([.B18]; 2) = 5; [.B18] + 3; IF(WEEKDAY([.B18]; 2) = 6; [.B18] + 2; [.B18] + 1))" office:value-type="date" office:date-value="2024-05-15" calcext:value-type="date">
            <text:p>15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19</text:p>
          </table:table-cell>
          <table:table-cell table:formula="of:=IF(WEEKDAY([.B19]; 2) = 5; [.B19] + 3; IF(WEEKDAY([.B19]; 2) = 6; [.B19] + 2; [.B19] + 1))" office:value-type="date" office:date-value="2024-05-16" calcext:value-type="date">
            <text:p>16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20</text:p>
          </table:table-cell>
          <table:table-cell table:formula="of:=IF(WEEKDAY([.B20]; 2) = 5; [.B20] + 3; IF(WEEKDAY([.B20]; 2) = 6; [.B20] + 2; [.B20] + 1))" office:value-type="date" office:date-value="2024-05-17" calcext:value-type="date">
            <text:p>17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21</text:p>
          </table:table-cell>
          <table:table-cell table:formula="of:=IF(WEEKDAY([.B21]; 2) = 5; [.B21] + 3; IF(WEEKDAY([.B21]; 2) = 6; [.B21] + 2; [.B21] + 1))" office:value-type="date" office:date-value="2024-05-20" calcext:value-type="date">
            <text:p>20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22</text:p>
          </table:table-cell>
          <table:table-cell table:formula="of:=IF(WEEKDAY([.B22]; 2) = 5; [.B22] + 3; IF(WEEKDAY([.B22]; 2) = 6; [.B22] + 2; [.B22] + 1))" office:value-type="date" office:date-value="2024-05-21" calcext:value-type="date">
            <text:p>21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23</text:p>
          </table:table-cell>
          <table:table-cell table:formula="of:=IF(WEEKDAY([.B23]; 2) = 5; [.B23] + 3; IF(WEEKDAY([.B23]; 2) = 6; [.B23] + 2; [.B23] + 1))" office:value-type="date" office:date-value="2024-05-22" calcext:value-type="date">
            <text:p>22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24</text:p>
          </table:table-cell>
          <table:table-cell table:formula="of:=IF(WEEKDAY([.B24]; 2) = 5; [.B24] + 3; IF(WEEKDAY([.B24]; 2) = 6; [.B24] + 2; [.B24] + 1))" office:value-type="date" office:date-value="2024-05-23" calcext:value-type="date">
            <text:p>23/05/2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y 25</text:p>
          </table:table-cell>
          <table:table-cell table:formula="of:=IF(WEEKDAY([.B25]; 2) = 5; [.B25] + 3; IF(WEEKDAY([.B25]; 2) = 6; [.B25] + 2; [.B25] + 1))" office:value-type="date" office:date-value="2024-05-24" calcext:value-type="date">
            <text:p>24/05/24</text:p>
          </table:table-cell>
          <table:table-cell table:number-columns-repeated="1022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orkTarget" table:style-name="ta1">
        <office:forms form:automatic-focus="false" form:apply-design-mode="false"/>
        <table:table-column table:style-name="co6" table:default-cell-style-name="ce11"/>
        <table:table-column table:style-name="co7" table:default-cell-style-name="ce11"/>
        <table:table-column table:style-name="co6" table:number-columns-repeated="1022" table:default-cell-style-name="ce11"/>
        <table:table-row table:style-name="ro3">
          <table:table-cell office:value-type="string" calcext:value-type="string">
            <text:p>Day 1</text:p>
          </table:table-cell>
          <table:table-cell office:value-type="string" calcext:value-type="string">
            <text:p>JavaScript Variables and Iterator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2</text:p>
          </table:table-cell>
          <table:table-cell office:value-type="string" calcext:value-type="string">
            <text:p>JavaScript Coditionals and Arra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3</text:p>
          </table:table-cell>
          <table:table-cell office:value-type="string" calcext:value-type="string">
            <text:p>Array Methods and Str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4</text:p>
          </table:table-cell>
          <table:table-cell office:value-type="string" calcext:value-type="string">
            <text:p>Functions and its types in J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5</text:p>
          </table:table-cell>
          <table:table-cell office:value-type="string" calcext:value-type="string">
            <text:p>OOPS- Classes and Object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6</text:p>
          </table:table-cell>
          <table:table-cell office:value-type="string" calcext:value-type="string">
            <text:p>OOPS Methods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7</text:p>
          </table:table-cell>
          <table:table-cell office:value-type="string" calcext:value-type="string">
            <text:p>Cookies, Local Storage and Cach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8</text:p>
          </table:table-cell>
          <table:table-cell office:value-type="string" calcext:value-type="string">
            <text:p>CallBacks, Promises and Closures</text:p>
            <text:p>Spread and Arg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9</text:p>
          </table:table-cell>
          <table:table-cell office:value-type="string" calcext:value-type="string">
            <text:p>DOM in J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10</text:p>
          </table:table-cell>
          <table:table-cell office:value-type="string" calcext:value-type="string">
            <text:p>DOM in J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11</text:p>
          </table:table-cell>
          <table:table-cell office:value-type="string" calcext:value-type="string">
            <text:p>Ajax, xhtt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y 12</text:p>
          </table:table-cell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0:36:54.236730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2T11:23:15.938810825</meta:creation-date>
    <dc:date>2024-04-23T10:41:17.825891300</dc:date>
    <meta:editing-duration>PT29M45S</meta:editing-duration>
    <meta:editing-cycles>5</meta:editing-cycles>
    <meta:generator>LibreOffice/6.4.7.2$Linux_X86_64 LibreOffice_project/40$Build-2</meta:generator>
    <meta:document-statistic meta:table-count="2" meta:cell-count="85" meta:object-count="0"/>
  </office:meta>
</office:document-meta>
</file>